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0000002D052277B9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6.021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3.18cm"/>
    </style:style>
    <style:style style:name="pr4" style:family="presentation" style:parent-style-name="Padrão-subtitle">
      <style:graphic-properties draw:fill-color="#ffffff" draw:auto-grow-height="true" fo:min-height="10.629cm"/>
    </style:style>
    <style:style style:name="P1" style:family="paragraph">
      <style:text-properties fo:font-family="Candara" style:font-family-generic="swiss" style:font-pitch="variable" fo:font-weight="bold" style:font-weight-asian="bold" style:font-weight-complex="bold"/>
    </style:style>
    <style:style style:name="P2" style:family="paragraph">
      <style:text-properties fo:font-family="Candara" style:font-family-generic="swiss" style:font-pitch="variable"/>
    </style:style>
    <style:style style:name="P3" style:family="paragraph">
      <style:text-properties fo:font-family="Candara" style:font-family-generic="swiss" style:font-pitch="variable" fo:font-weight="bold" style:font-weight-asian="bold" style:font-weight-complex="bold"/>
    </style:style>
    <style:style style:name="P4" style:family="paragraph">
      <style:paragraph-properties fo:text-align="start"/>
      <style:text-properties fo:font-family="Candara" style:font-family-generic="swiss" style:font-pitch="variable"/>
    </style:style>
    <style:style style:name="P5" style:family="paragraph">
      <style:paragraph-properties fo:text-align="start"/>
      <style:text-properties fo:font-family="Candar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T1" style:family="text">
      <style:text-properties fo:font-family="Candar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Candara" style:font-family-generic="swiss" style:font-pitch="variable" fo:font-weight="bold" style:font-weight-asian="bold" style:font-weight-complex="bold"/>
    </style:style>
    <style:style style:name="T3" style:family="text">
      <style:text-properties fo:font-family="Candara" style:font-family-generic="swiss" style:font-pitch="variable" fo:font-weight="bold" style:font-weight-asian="bold" style:font-weight-complex="bold"/>
    </style:style>
    <style:style style:name="T4" style:family="text">
      <style:text-properties fo:font-family="Candara" style:font-family-generic="swiss" style:font-pitch="variable" fo:font-size="24pt" fo:text-shadow="1pt 1pt" fo:font-weight="bold" style:font-size-asian="24pt" style:font-weight-asian="bold" style:font-size-complex="24pt" style:font-weight-complex="bold"/>
    </style:style>
    <style:style style:name="T5" style:family="text">
      <style:text-properties fo:font-family="Candara" style:font-family-generic="swiss" style:font-pitch="variable" fo:text-shadow="1pt 1pt" fo:font-weight="bold" style:font-weight-asian="bold" style:font-weight-complex="bold"/>
    </style:style>
    <style:style style:name="T6" style:family="text">
      <style:text-properties fo:font-family="Candara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7" style:family="text">
      <style:text-properties fo:font-family="Candara" style:font-family-generic="swiss" style:font-pitch="variable" fo:font-size="36pt" fo:text-shadow="1pt 1pt" fo:font-weight="bold" style:font-size-asian="32pt" style:font-weight-asian="bold" style:font-size-complex="36pt" style:font-weight-complex="bold"/>
    </style:style>
    <style:style style:name="T8" style:family="text">
      <style:text-properties fo:font-family="Candara" style:font-family-generic="swiss" style:font-pitch="variable" fo:font-size="24pt" fo:text-shadow="1pt 1pt" fo:font-weight="bold" style:font-size-asian="26pt" style:font-weight-asian="bold" style:font-size-complex="24pt" style:font-weight-complex="bold"/>
    </style:style>
    <style:style style:name="T9" style:family="text">
      <style:text-properties fo:font-family="Candara" style:font-family-generic="swiss" style:font-pitch="variable" fo:font-size="18pt" fo:text-shadow="1pt 1pt" fo:font-weight="bold" style:font-size-asian="18pt" style:font-weight-asian="bold" style:font-size-complex="18pt" style:font-weight-complex="bold"/>
    </style:style>
    <style:style style:name="T10" style:family="text">
      <style:text-properties fo:font-family="Candara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font-family="Candara" style:font-family-generic="swiss" style:font-pitch="variable" fo:font-size="26pt" fo:text-shadow="1pt 1pt" fo:font-weight="bold" style:font-size-asian="26pt" style:font-weight-asian="bold" style:font-size-complex="26pt" style:font-weight-complex="bold"/>
    </style:style>
    <style:style style:name="T12" style:family="text">
      <style:text-properties fo:font-family="Candara" style:font-family-generic="swiss" style:font-pitch="variable" fo:text-shadow="1pt 1pt" fo:font-weight="bold" style:font-weight-asian="bold" style:font-weight-complex="bold"/>
    </style:style>
    <style:style style:name="T13" style:family="text">
      <style:text-properties fo:font-family="Candara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style:style style:name="T14" style:family="text">
      <style:text-properties fo:font-family="Candara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30.419cm" svg:height="6.021cm" svg:x="1.69cm" svg:y="7.001cm" presentation:class="title" presentation:user-transformed="true">
          <draw:text-box>
            <text:p><text:span text:style-name="T1">PHP SOLID</text:span><text:span text:style-name="T2"><text:line-break/></text:span><text:span text:style-name="T2"><text:line-break/></text:span><text:span text:style-name="T2">Princípios áge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3" draw:text-style-name="P3" draw:layer="layout" svg:width="30.419cm" svg:height="3.18cm" svg:x="1.69cm" svg:y="2.9cm" presentation:class="title" presentation:user-transformed="true">
          <draw:text-box>
            <text:p text:style-name="P2"><text:span text:style-name="T3">Sintomas de um código doente</text:span></text:p>
          </draw:text-box>
        </draw:frame>
        <draw:frame presentation:style-name="pr4" draw:text-style-name="P5" draw:layer="layout" svg:width="30.419cm" svg:height="10.629cm" svg:x="1.69cm" svg:y="6.4cm" presentation:class="subtitle" presentation:user-transformed="true">
          <draw:text-box>
            <text:p text:style-name="P4"><text:span text:style-name="T4">Ausência de testes ou pouca cobertura</text:span></text:p>
            <text:p text:style-name="P4"><text:span text:style-name="T5">Classes grandes</text:span></text:p>
            <text:p text:style-name="P4"><text:span text:style-name="T5">Complexo de mais (complexidade ciclomática)</text:span></text:p>
            <text:p text:style-name="P4"><text:span text:style-name="T4"><text:s text:c="4"/>→ </text:span><text:span text:style-name="T4">assunto para outro dia</text:span></text:p>
            <text:p text:style-name="P4"><text:span text:style-name="T6">Falta de padrão de escrita</text:span></text:p>
            <text:p text:style-name="P4"><text:span text:style-name="T6">Não ser SOLI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3" draw:text-style-name="P3" draw:layer="layout" svg:width="30.419cm" svg:height="3.18cm" svg:x="1.69cm" svg:y="2.9cm" presentation:class="title" presentation:user-transformed="true">
          <draw:text-box>
            <text:p text:style-name="P2"><text:span text:style-name="T3">A <text:s/>Sigla</text:span></text:p>
          </draw:text-box>
        </draw:frame>
        <draw:frame presentation:style-name="pr4" draw:text-style-name="P5" draw:layer="layout" svg:width="30.419cm" svg:height="10.629cm" svg:x="1.69cm" svg:y="6.4cm" presentation:class="subtitle" presentation:user-transformed="true">
          <draw:text-box>
            <text:p text:style-name="P7"><text:span text:style-name="T7">S</text:span><text:span text:style-name="T8">ingle Responsability - </text:span><text:span text:style-name="T9">Atores e estruturas de alto nível</text:span></text:p>
            <text:p text:style-name="P7"><text:span text:style-name="T10">O</text:span><text:span text:style-name="T11">pen/Close Principle (OCP) - </text:span><text:span text:style-name="T9">Projeto de classes e extensão de funcionalidades</text:span></text:p>
            <text:p text:style-name="P7"><text:span text:style-name="T10">L</text:span><text:span text:style-name="T11">iskov Substituition - </text:span><text:span text:style-name="T9">Subtipos e herança</text:span></text:p>
            <text:p text:style-name="P7"><text:span text:style-name="T10">I</text:span><text:span text:style-name="T11">nterface Segregation - </text:span><text:span text:style-name="T9">Lógica de negócios relacionada a comunicação com classes cliente</text:span></text:p>
            <text:p text:style-name="P7"><text:span text:style-name="T10">D</text:span><text:span text:style-name="T11">ependency Inversion</text:span><text:span text:style-name="T9"> - Dependencias das class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3" draw:text-style-name="P3" draw:layer="layout" svg:width="30.419cm" svg:height="3.18cm" svg:x="1.69cm" svg:y="2.9cm" presentation:class="title" presentation:user-transformed="true">
          <draw:text-box>
            <text:p text:style-name="P2"><text:span text:style-name="T3">Single responsability</text:span></text:p>
          </draw:text-box>
        </draw:frame>
        <draw:frame presentation:style-name="pr4" draw:text-style-name="P5" draw:layer="layout" svg:width="30.419cm" svg:height="10.629cm" svg:x="1.69cm" svg:y="6.4cm" presentation:class="subtitle" presentation:user-transformed="true">
          <draw:text-box>
            <text:p><text:span text:style-name="T12">Responsabilidade única</text:span></text:p>
            <text:p><text:span text:style-name="T11">Um objeto jamais deve ter mais de um fim ou proposito.</text:span></text:p>
            <text:p><text:span text:style-name="T13">Ex.: Um objeto não deve armazenar registros e imprimir o resultado ou salvar estes dad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3" draw:text-style-name="P3" draw:layer="layout" svg:width="30.419cm" svg:height="3.18cm" svg:x="1.69cm" svg:y="2.9cm" presentation:class="title" presentation:user-transformed="true">
          <draw:text-box>
            <text:p text:style-name="P2"><text:span text:style-name="T3">Open/Closed</text:span></text:p>
          </draw:text-box>
        </draw:frame>
        <draw:frame presentation:style-name="pr4" draw:text-style-name="P5" draw:layer="layout" svg:width="30.419cm" svg:height="10.629cm" svg:x="1.69cm" svg:y="6.4cm" presentation:class="subtitle" presentation:user-transformed="true">
          <draw:text-box>
            <text:p text:style-name="P7"><text:span text:style-name="T12">Aberto para expansão, fechado para modificação</text:span></text:p>
            <text:p text:style-name="P7"><text:span text:style-name="T13">Uma classe não deve depender de outra! As possíveis soluções:</text:span></text:p>
            <text:list text:style-name="L1">
              <text:list-item>
                <text:p text:style-name="P7"><text:span text:style-name="T13">Usar interfaces e Classes abstratas para definir um tipo</text:span></text:p>
              </text:list-item>
              <text:list-item>
                <text:p text:style-name="P7"><text:span text:style-name="T13">Padrão de projeto Strategy (Interface)</text:span></text:p>
              </text:list-item>
              <text:list-item>
                <text:p text:style-name="P7"><text:span text:style-name="T13">Padrão de projeto Template Method (Abstrac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3" draw:text-style-name="P3" draw:layer="layout" svg:width="30.419cm" svg:height="3.18cm" svg:x="1.69cm" svg:y="2.9cm" presentation:class="title" presentation:user-transformed="true">
          <draw:text-box>
            <text:p text:style-name="P2"><text:span text:style-name="T3">Liskov Substituition</text:span></text:p>
          </draw:text-box>
        </draw:frame>
        <draw:frame presentation:style-name="pr4" draw:text-style-name="P5" draw:layer="layout" svg:width="30.419cm" svg:height="10.629cm" svg:x="1.69cm" svg:y="6.4cm" presentation:class="subtitle" presentation:user-transformed="true">
          <draw:text-box>
            <text:p><text:span text:style-name="T12">Subtipos devem ser substituíveis pelos seus tipos base.</text:span></text:p>
            <text:p><text:span text:style-name="T14">(Barbara Liskov)</text:span></text:p>
            <text:p><text:span text:style-name="T13">Ex.: Um quadrado é um tipo de retângulo, mas não pode ser substituído pelo retângulo, ele quebra o princípio de Liskov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3" draw:text-style-name="P3" draw:layer="layout" svg:width="30.419cm" svg:height="3.18cm" svg:x="1.69cm" svg:y="2.9cm" presentation:class="title" presentation:user-transformed="true">
          <draw:text-box>
            <text:p text:style-name="P2"><text:span text:style-name="T3">Interface Segregation</text:span></text:p>
          </draw:text-box>
        </draw:frame>
        <draw:frame presentation:style-name="pr4" draw:text-style-name="P5" draw:layer="layout" svg:width="30.419cm" svg:height="10.629cm" svg:x="1.69cm" svg:y="6.4cm" presentation:class="subtitle" presentation:user-transformed="true">
          <draw:text-box>
            <text:p><text:span text:style-name="T12">Nenhum cliente deve ser forçado a depender de métodos que ele não use.</text:span></text:p>
            <text:p><text:span text:style-name="T14"/></text:p>
            <text:p><text:span text:style-name="T13">Podemos e devemos cria interfaces menores e mais simples, mesmo que com métodos duplicad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3" draw:text-style-name="P3" draw:layer="layout" svg:width="30.419cm" svg:height="3.18cm" svg:x="1.69cm" svg:y="2.9cm" presentation:class="title" presentation:user-transformed="true">
          <draw:text-box>
            <text:p text:style-name="P2"><text:span text:style-name="T3">Dependency Inversion</text:span></text:p>
          </draw:text-box>
        </draw:frame>
        <draw:frame presentation:style-name="pr4" draw:text-style-name="P5" draw:layer="layout" svg:width="30.419cm" svg:height="10.629cm" svg:x="1.69cm" svg:y="6.4cm" presentation:class="subtitle" presentation:user-transformed="true">
          <draw:text-box>
            <text:p><text:span text:style-name="T13">A. </text:span><text:span text:style-name="T11">Módulos de alto nível não deveriam depender de módulos de baixo nível. Ambos deveriam depender de abstrações</text:span><text:span text:style-name="T13">.</text:span></text:p>
            <text:p><text:span text:style-name="T12">B. </text:span><text:span text:style-name="T11">Abstrações não deveriam depender de detalhes. Detalhes devem depender de abstraçõ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71cm" svg:x="1cm" svg:y="3.737cm"/>
      <draw:page-thumbnail draw:layer="backgroundobjects" svg:width="8.999cm" svg:height="5.071cm" svg:x="1cm" svg:y="12.313cm"/>
      <draw:page-thumbnail draw:layer="backgroundobjects" svg:width="8.999cm" svg:height="5.071cm" svg:x="1cm" svg:y="20.889cm"/>
      <draw:page-thumbnail draw:layer="backgroundobjects" svg:width="8.999cm" svg:height="5.071cm" svg:x="11cm" svg:y="3.737cm"/>
      <draw:page-thumbnail draw:layer="backgroundobjects" svg:width="8.999cm" svg:height="5.071cm" svg:x="11cm" svg:y="12.313cm"/>
      <draw:page-thumbnail draw:layer="backgroundobjects" svg:width="8.999cm" svg:height="5.071cm" svg:x="11cm" svg:y="20.889cm"/>
    </style:handout-master>
    <style:master-page style:name="Padrão" style:page-layout-name="PM1" draw:style-name="Mdp1">
      <office:forms form:automatic-focus="false" form:apply-design-mode="false"/>
      <draw:frame draw:style-name="Mgr3" draw:text-style-name="MP3" draw:layer="backgroundobjects" svg:width="33.799cm" svg:height="19.011cm" svg:x="0.133cm" svg:y="0.085cm">
        <draw:image xlink:href="Pictures/1000000000000500000002D052277B98.jpg" xlink:type="simple" xlink:show="embed" xlink:actuate="onLoad">
          <text:p/>
        </draw:image>
      </draw:frame>
      <draw:frame presentation:style-name="Padrão-title" draw:layer="backgroundobjects" svg:width="30.419cm" svg:height="2.78cm" svg:x="1.781cm" svg:y="3.2cm" presentation:class="title" presentation:placeholder="true">
        <draw:text-box/>
      </draw:frame>
      <draw:frame presentation:style-name="Padrão-outline1" draw:layer="backgroundobjects" svg:width="30.419cm" svg:height="10.629cm" svg:x="1.69cm" svg:y="6.4cm" presentation:class="outline" presentation:placeholder="true">
        <draw:text-box/>
      </draw:frame>
      <draw:frame presentation:style-name="Mpr1" draw:text-style-name="MP1" draw:layer="backgroundobjects" svg:width="7.874cm" svg:height="1.314cm" svg:x="1.69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713cm" svg:height="1.314cm" svg:x="11.559cm" svg:y="17.354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7.874cm" svg:height="1.314cm" svg:x="24.234cm" svg:y="17.354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Figueiredo</meta:initial-creator>
    <meta:creation-date>2017-02-13T08:24:22.05</meta:creation-date>
    <meta:editing-duration>PT15H54M53S</meta:editing-duration>
    <meta:editing-cycles>64</meta:editing-cycles>
    <dc:date>2018-04-27T05:52:26.17</dc:date>
    <dc:creator>Erik Figueiredo</dc:creator>
    <meta:generator>OpenOffice/4.1.3$Win32 OpenOffice.org_project/413m1$Build-9783</meta:generator>
    <meta:document-statistic meta:object-count="53"/>
  </office:meta>
</office:document-meta>
</file>